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7.16cm" fo:break-before="auto" style:use-optimal-row-height="false"/>
    </style:style>
    <style:style style:name="ro9" style:family="table-row">
      <style:table-row-properties style:row-height="15.663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wrap" style:vertical-align="top"/>
      <style:paragraph-properties fo:text-align="start"/>
      <style:text-properties style:font-name="Courier New" fo:font-size="9pt" style:font-size-asian="9pt" style:font-size-complex="9pt"/>
    </style:style>
    <style:style style:name="ce158" style:family="table-cell" style:parent-style-name="Default">
      <style:table-cell-properties style:text-align-source="fix" style:repeat-content="false"/>
      <style:paragraph-properties fo:text-align="center" fo:margin-left="0cm"/>
    </style:style>
    <style:style style:name="ce159" style:family="table-cell" style:parent-style-name="Default" style:data-style-name="N136">
      <style:table-cell-properties style:text-align-source="fix" style:repeat-content="false"/>
      <style:paragraph-properties fo:text-align="end" fo:margin-left="0cm"/>
    </style:style>
    <style:style style:name="ce160"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1" style:family="table-cell" style:parent-style-name="Default" style:data-style-name="N1">
      <style:table-cell-properties style:text-align-source="fix" style:repeat-content="false"/>
      <style:paragraph-properties fo:text-align="end" fo:margin-left="0cm"/>
    </style:style>
    <style:style style:name="ce162"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37">
      <style:table-cell-properties style:text-align-source="fix" style:repeat-content="false"/>
      <style:paragraph-properties fo:text-align="end" fo:margin-left="0cm"/>
    </style:style>
    <style:style style:name="ce164"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4">
      <style:table-cell-properties style:text-align-source="fix" style:repeat-content="false"/>
      <style:paragraph-properties fo:text-align="start" fo:margin-left="0cm"/>
    </style:style>
    <style:style style:name="ce166"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8"/>
        <table:table-column table:style-name="co10" table:default-cell-style-name="ce158"/>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5" table:formula="of:=IF([.A4];-1;IF([.G4]&lt;&gt;[.H4];0;1))" office:value-type="float" office:value="-1">
            <text:p>SKIP (-1)</text:p>
          </table:table-cell>
          <table:table-cell table:style-name="ce166"/>
        </table:table-row>
        <table:table-row table:style-name="ro6">
          <table:table-cell/>
          <table:table-cell table:style-name="ce156" table:number-columns-repeated="5"/>
          <table:table-cell table:number-columns-repeated="2"/>
          <table:table-cell table:style-name="ce165" table:formula="of:=IF([.A5];-1;IF([.G5]&lt;&gt;[.H5];0;1))" office:value-type="float" office:value="1">
            <text:p>PASS (1)</text:p>
          </table:table-cell>
          <table:table-cell table:style-name="ce166"/>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5"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5"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5"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5"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5"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5"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5"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5"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5"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5"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5"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5"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5"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5"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5"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5"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5"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5"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5"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5"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5"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5"/>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5"/>
          <table:table-cell/>
        </table:table-row>
        <table:table-row table:style-name="ro6" table:number-rows-repeated="17">
          <table:table-cell table:number-columns-repeated="8"/>
          <table:table-cell table:style-name="ce165"/>
          <table:table-cell/>
        </table:table-row>
        <table:table-row table:style-name="ro6">
          <table:table-cell office:value-type="string">
            <text:p>&gt;&gt;&gt;&gt;</text:p>
          </table:table-cell>
          <table:table-cell table:formula="of:=TEST_PARSER(&quot;primitives&quot;)" office:value-type="string" office:string-value="test_Parser(primitives): 0,7 561">
            <text:p>test_Parser(primitives): 0,7 561</text:p>
          </table:table-cell>
          <table:table-cell table:formula="of:=TESTSTAT(&quot;name&quot;; [.B46])" office:value-type="string" office:string-value="test_Parser(primitives):">
            <text:p>test_Parser(primitives):</text:p>
          </table:table-cell>
          <table:table-cell table:style-name="ce159" table:formula="of:=TESTSTAT(&quot;time&quot;; [.B46])" office:value-type="float" office:value="0.7">
            <text:p>0,7 sec</text:p>
          </table:table-cell>
          <table:table-cell table:style-name="ce161" table:formula="of:=TESTSTAT(&quot;count&quot;; [.B46])" office:value-type="float" office:value="561">
            <text:p>561</text:p>
          </table:table-cell>
          <table:table-cell table:style-name="ce163" table:formula="of:=[.E46]/[.D46]" office:value-type="float" office:value="801.428571428571">
            <text:p>801,4 a/sec</text:p>
          </table:table-cell>
          <table:table-cell table:number-columns-repeated="2"/>
          <table:table-cell table:style-name="ce165"/>
          <table:table-cell/>
        </table:table-row>
        <table:table-row table:style-name="ro6">
          <table:table-cell/>
          <table:table-cell table:formula="of:=TEST_PARSER(&quot;multiplicity&quot;)" office:value-type="string" office:string-value="test_Parser(multiplicity): 1,1 601">
            <text:p>test_Parser(multiplicity): 1,1 601</text:p>
          </table:table-cell>
          <table:table-cell table:formula="of:=TESTSTAT(&quot;name&quot;; [.B47])" office:value-type="string" office:string-value="test_Parser(multiplicity):">
            <text:p>test_Parser(multiplicity):</text:p>
          </table:table-cell>
          <table:table-cell table:style-name="ce159" table:formula="of:=TESTSTAT(&quot;time&quot;; [.B47])" office:value-type="float" office:value="1.1">
            <text:p>1,1 sec</text:p>
          </table:table-cell>
          <table:table-cell table:style-name="ce161" table:formula="of:=TESTSTAT(&quot;count&quot;; [.B47])" office:value-type="float" office:value="601">
            <text:p>601</text:p>
          </table:table-cell>
          <table:table-cell table:style-name="ce163" table:formula="of:=[.E47]/[.D47]" office:value-type="float" office:value="546.363636363636">
            <text:p>546,4 a/sec</text:p>
          </table:table-cell>
          <table:table-cell table:number-columns-repeated="4"/>
        </table:table-row>
        <table:table-row table:style-name="ro6">
          <table:table-cell/>
          <table:table-cell table:formula="of:=TEST_PARSER(&quot;basic&quot;)" office:value-type="string" office:string-value="test_Parser(basic): 2,1 2821">
            <text:p>test_Parser(basic): 2,1 2821</text:p>
          </table:table-cell>
          <table:table-cell table:formula="of:=TESTSTAT(&quot;name&quot;; [.B48])" office:value-type="string" office:string-value="test_Parser(basic):">
            <text:p>test_Parser(basic):</text:p>
          </table:table-cell>
          <table:table-cell table:style-name="ce159" table:formula="of:=TESTSTAT(&quot;time&quot;; [.B48])" office:value-type="float" office:value="2.1">
            <text:p>2,1 sec</text:p>
          </table:table-cell>
          <table:table-cell table:style-name="ce161" table:formula="of:=TESTSTAT(&quot;count&quot;; [.B48])" office:value-type="float" office:value="2821">
            <text:p>2821</text:p>
          </table:table-cell>
          <table:table-cell table:style-name="ce163" table:formula="of:=[.E48]/[.D48]" office:value-type="float" office:value="1343.33333333333">
            <text:p>1343,3 a/sec</text:p>
          </table:table-cell>
          <table:table-cell table:number-columns-repeated="4"/>
        </table:table-row>
        <table:table-row table:style-name="ro6">
          <table:table-cell/>
          <table:table-cell table:formula="of:=TEST_PARSER(&quot;special&quot;)" office:value-type="string" office:string-value="test_Parser(special): 0,6 228">
            <text:p>test_Parser(special): 0,6 228</text:p>
          </table:table-cell>
          <table:table-cell table:formula="of:=TESTSTAT(&quot;name&quot;; [.B49])" office:value-type="string" office:string-value="test_Parser(special):">
            <text:p>test_Parser(special):</text:p>
          </table:table-cell>
          <table:table-cell table:style-name="ce159" table:formula="of:=TESTSTAT(&quot;time&quot;; [.B49])" office:value-type="float" office:value="0.6">
            <text:p>0,6 sec</text:p>
          </table:table-cell>
          <table:table-cell table:style-name="ce161" table:formula="of:=TESTSTAT(&quot;count&quot;; [.B49])" office:value-type="float" office:value="228">
            <text:p>228</text:p>
          </table:table-cell>
          <table:table-cell table:style-name="ce163" table:formula="of:=[.E49]/[.D49]" office:value-type="float" office:value="380">
            <text:p>380,0 a/sec</text:p>
          </table:table-cell>
          <table:table-cell table:number-columns-repeated="4"/>
        </table:table-row>
        <table:table-row table:style-name="ro6">
          <table:table-cell/>
          <table:table-cell table:formula="of:=TEST_PARSER(&quot;numbers&quot;)" office:value-type="string" office:string-value="test_Parser(numbers): 2,7 2015">
            <text:p>test_Parser(numbers): 2,7 2015</text:p>
          </table:table-cell>
          <table:table-cell table:formula="of:=TESTSTAT(&quot;name&quot;; [.B50])" office:value-type="string" office:string-value="test_Parser(numbers):">
            <text:p>test_Parser(numbers):</text:p>
          </table:table-cell>
          <table:table-cell table:style-name="ce159" table:formula="of:=TESTSTAT(&quot;time&quot;; [.B50])" office:value-type="float" office:value="2.7">
            <text:p>2,7 sec</text:p>
          </table:table-cell>
          <table:table-cell table:style-name="ce161" table:formula="of:=TESTSTAT(&quot;count&quot;; [.B50])" office:value-type="float" office:value="2015">
            <text:p>2015</text:p>
          </table:table-cell>
          <table:table-cell table:style-name="ce163" table:formula="of:=[.E50]/[.D50]" office:value-type="float" office:value="746.296296296296">
            <text:p>746,3 a/sec</text:p>
          </table:table-cell>
          <table:table-cell table:number-columns-repeated="4"/>
        </table:table-row>
        <table:table-row table:style-name="ro6">
          <table:table-cell/>
          <table:table-cell table:formula="of:=TEST_PARSER(&quot;types&quot;)" office:value-type="string" office:string-value="test_Parser(types): 4,7 5349">
            <text:p>test_Parser(types): 4,7 5349</text:p>
          </table:table-cell>
          <table:table-cell table:formula="of:=TESTSTAT(&quot;name&quot;; [.B51])" office:value-type="string" office:string-value="test_Parser(types):">
            <text:p>test_Parser(types):</text:p>
          </table:table-cell>
          <table:table-cell table:style-name="ce159" table:formula="of:=TESTSTAT(&quot;time&quot;; [.B51])" office:value-type="float" office:value="4.7">
            <text:p>4,7 sec</text:p>
          </table:table-cell>
          <table:table-cell table:style-name="ce161" table:formula="of:=TESTSTAT(&quot;count&quot;; [.B51])" office:value-type="float" office:value="5349">
            <text:p>5349</text:p>
          </table:table-cell>
          <table:table-cell table:style-name="ce163" table:formula="of:=[.E51]/[.D51]" office:value-type="float" office:value="1138.08510638298">
            <text:p>1138,1 a/sec</text:p>
          </table:table-cell>
          <table:table-cell table:number-columns-repeated="4"/>
        </table:table-row>
        <table:table-row table:style-name="ro6">
          <table:table-cell table:number-columns-repeated="3"/>
          <table:table-cell table:style-name="ce160" table:formula="of:=SUM([.D46:.D51])" office:value-type="float" office:value="11.9">
            <text:p>11,9 sec</text:p>
          </table:table-cell>
          <table:table-cell table:style-name="ce162" table:formula="of:=SUM([.E46:.E51])" office:value-type="float" office:value="11575">
            <text:p>11575</text:p>
          </table:table-cell>
          <table:table-cell table:style-name="ce164" table:formula="of:=[.E52]/[.D52]" office:value-type="float" office:value="972.689075630252">
            <text:p>972,7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0,8 11570">
            <text:p>test_Parser(all): 10,8 11570</text:p>
          </table:table-cell>
          <table:table-cell table:formula="of:=TESTSTAT(&quot;name&quot;; [.B54])" office:value-type="string" office:string-value="test_Parser(all):">
            <text:p>test_Parser(all):</text:p>
          </table:table-cell>
          <table:table-cell table:style-name="ce159" table:formula="of:=TESTSTAT(&quot;time&quot;; [.B54])" office:value-type="float" office:value="10.8">
            <text:p>10,8 sec</text:p>
          </table:table-cell>
          <table:table-cell table:style-name="ce161" table:formula="of:=TESTSTAT(&quot;count&quot;; [.B54])" office:value-type="float" office:value="11570">
            <text:p>11570</text:p>
          </table:table-cell>
          <table:table-cell table:style-name="ce163" table:formula="of:=[.E54]/[.D54]" office:value-type="float" office:value="1071.2962962963">
            <text:p>1071,3 a/sec</text:p>
          </table:table-cell>
          <table:table-cell table:number-columns-repeated="4"/>
        </table:table-row>
        <table:table-row table:style-name="ro6">
          <table:table-cell table:number-columns-repeated="3"/>
          <table:table-cell table:style-name="ce159"/>
          <table:table-cell table:style-name="ce161"/>
          <table:table-cell table:style-name="ce163"/>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3" office:value-type="string">
            <text:p>S ::= W* T W* ("+" S)?</text:p>
            <text:p>T ::= W* F W* ("*" T)?</text:p>
            <text:p>F ::= C | I | N | "(" S ")"</text:p>
            <text:p>C ::= [01]</text:p>
            <text:p>I ::= [A-Za-z]+</text:p>
            <text:p>N ::= "!" W* F</text:p>
            <text:p>W ::= [ \t]</text:p>
          </table:table-cell>
          <table:table-cell table:style-name="ce153" table:formula="of:=TEST_AST([.A59])">
            <text:p/>
          </table:table-cell>
          <table:table-cell table:number-columns-repeated="8"/>
        </table:table-row>
        <table:table-row table:style-name="ro9">
          <table:table-cell table:style-name="ce153" office:value-type="string">
            <text:p><text:s text:c="3"/>Bar_7 ::= Foo </text:p>
          </table:table-cell>
          <table:table-cell table:style-name="ce157" table:formula="of:=DERIVATIONTREE_PRSGRAMMAR([.A60])" office:value-type="string" office:string-value="─Grammar&#13;&#10; └─Rule&#13;&#10;   ├─(*):ws&#13;&#10;   │    ├─ws&#13;&#10;   │    │ └─' '&#13;&#10;   │    ├─ws&#13;&#10;   │    │ └─' '&#13;&#10;   │    └─ws&#13;&#10;   │      └─' '&#13;&#10;   ├─ident&#13;&#10;   │ └─'Bar_7'&#13;&#10;   ├─(*):ws&#13;&#10;   │    └─ws&#13;&#10;   │      └─' '&#13;&#10;   ├─'::='&#13;&#10;   └─(*):ws&#13;&#10;        └─ws&#13;&#10;          └─' '">
            <text:p>─Grammar<text:line-break/> └─Rule<text:line-break/> <text:s text:c="2"/>├─(*):ws<text:line-break/> <text:s text:c="2"/>│ <text:s text:c="3"/>├─ws<text:line-break/> <text:s text:c="2"/>│ <text:s text:c="3"/>│ └─' '<text:line-break/> <text:s text:c="2"/>│ <text:s text:c="3"/>├─ws<text:line-break/> <text:s text:c="2"/>│ <text:s text:c="3"/>│ └─' '<text:line-break/> <text:s text:c="2"/>│ <text:s text:c="3"/>└─ws<text:line-break/> <text:s text:c="2"/>│ <text:s text:c="5"/>└─' '<text:line-break/> <text:s text:c="2"/>├─ident<text:line-break/> <text:s text:c="2"/>│ └─'Bar_7'<text:line-break/> <text:s text:c="2"/>├─(*):ws<text:line-break/> <text:s text:c="2"/>│ <text:s text:c="3"/>└─ws<text:line-break/> <text:s text:c="2"/>│ <text:s text:c="5"/>└─' '<text:line-break/> <text:s text:c="2"/>├─'::='<text:line-break/> <text:s text:c="2"/>└─(*):ws<text:line-break/> <text:s text:c="7"/>└─ws<text:line-break/> <text:s text:c="9"/>└─' '</text:p>
          </table:table-cell>
          <table:table-cell table:number-columns-repeated="8"/>
        </table:table-row>
        <table:table-row table:style-name="ro10">
          <table:table-cell table:style-name="ce153" office:value-type="string">
            <text:p>pLogic_dt</text:p>
          </table:table-cell>
          <table:table-cell table:style-name="ce153" table:formula="of:=TPARSER_TOSTRING([.A61])" office:value-type="string" office:string-value="S where&#13;&#10;S ::= (do a0 &lt;- (do a1 &lt;- W* &gt;&gt;= return ° (mkDtMult '(*):W')&#13;&#10;                    a2 &lt;- T&#13;&#10;                    a3 &lt;- W* &gt;&gt;= return ° (mkDtMult '(*):W')&#13;&#10;                    a4 &lt;- (do a5 &lt;- (str '+') &gt;&gt;= return ° mkDtTerminal&#13;&#10;                              a6 &lt;- W* &gt;&gt;= return ° (mkDtMult '(*):W')&#13;&#10;                              a7 &lt;- S&#13;&#10;                           return [a5, a6, a7]&#13;&#10;                          ) | (return []) &gt;&gt;= return ° (mkDtMult '(?):(...)')&#13;&#10;                 return [a1, a2, a3, a4]&#13;&#10;                )&#13;&#10;       return ((mkDtNonterminal 'S') a0)&#13;&#10;      )&#13;&#10;T ::= (do a0 &lt;- (do a1 &lt;- W* &gt;&gt;= return ° (mkDtMult '(*):W')&#13;&#10;                    a2 &lt;- F&#13;&#10;                    a3 &lt;- W* &gt;&gt;= return ° (mkDtMult '(*):W')&#13;&#10;                    a4 &lt;- (do a5 &lt;- (str '*') &gt;&gt;= return ° mkDtTerminal&#13;&#10;                              a6 &lt;- W* &gt;&gt;= return ° (mkDtMult '(*):W')&#13;&#10;                              a7 &lt;- T&#13;&#10;                           return [a5, a6, a7]&#13;&#10;                          ) | (return []) &gt;&gt;= return ° (mkDtMult '(?):(...)')&#13;&#10;                 return [a1, a2, a3, a4]&#13;&#10;                )&#13;&#10;       return ((mkDtNonterminal 'T') a0)&#13;&#10;      )&#13;&#10;F ::= (do a0 &lt;- C &gt;&gt;= return ° (swap cons [])&#13;&#10;              | I &gt;&gt;= return ° (swap cons [])&#13;&#10;              | N &gt;&gt;= return ° (swap cons [])&#13;&#10;              | (do a1 &lt;- (str '(') &gt;&gt;= return ° mkDtTerminal&#13;&#10;                    a2 &lt;- S&#13;&#10;                    a3 &lt;- (str ')') &gt;&gt;= return ° mkDtTerminal&#13;&#10;                 return [a1, a2, a3]&#13;&#10;                )&#13;&#10;       return ((mkDtNonterminal 'F') a0)&#13;&#10;      )&#13;&#10;N ::= (do a0 &lt;- (do a1 &lt;- (str '!') &gt;&gt;= return ° mkDtTerminal&#13;&#10;                    a2 &lt;- W* &gt;&gt;= return ° (mkDtMult '(*):W')&#13;&#10;                    a3 &lt;- F&#13;&#10;                 return [a1, a2, a3]&#13;&#10;                )&#13;&#10;       return ((mkDtNonterminal 'N') a0)&#13;&#10;      )&#13;&#10;I ::= (do a0 &lt;- (([A-Z] &gt;&gt;= return ° (mkDtCClass '([A-Z])')) | ([a-z] &gt;&gt;= return ° (mkDtCClass '([a-z])')))+ &gt;&gt;= return ° (mkDtMult '(+):(..|..)')&#13;&#10;       return (\a0.(mkDtNonterminal 'I') ((swap cons []) a0) a0)&#13;&#10;      )&#13;&#10;C ::= (do a0 &lt;- (str '0') &gt;&gt;= return ° mkDtTerminal&#13;&#10;              | (str '1') &gt;&gt;= return ° mkDtTerminal&#13;&#10;       return (\a0.(mkDtNonterminal 'C') ((swap cons []) a0) a0)&#13;&#10;      )&#13;&#10;W ::= (do a0 &lt;- (str ' ') &gt;&gt;= return ° mkDtTerminal&#13;&#10;              | (str '\t') &gt;&gt;= return ° mkDtTerminal&#13;&#10;       return (\a0.(mkDtNonterminal 'W') ((swap cons []) a0) a0)&#13;&#10;      )">
            <text:p>S where<text:line-break/>S ::= (do a0 &lt;- (do a1 &lt;- W* &gt;&gt;= return ° (mkDtMult '(*):W')<text:line-break/> <text:s text:c="19"/>a2 &lt;- T<text:line-break/> <text:s text:c="19"/>a3 &lt;- W* &gt;&gt;= return ° (mkDtMult '(*):W')<text:line-break/> <text:s text:c="19"/>a4 &lt;- (do a5 &lt;- (str '+') &gt;&gt;= return ° mkDtTerminal<text:line-break/> <text:s text:c="29"/>a6 &lt;- W* &gt;&gt;= return ° (mkDtMult '(*):W')<text:line-break/> <text:s text:c="29"/>a7 &lt;- S<text:line-break/> <text:s text:c="26"/>return [a5, a6, a7]<text:line-break/> <text:s text:c="25"/>) | (return []) &gt;&gt;= return ° (mkDtMult '(?):(...)')<text:line-break/> <text:s text:c="16"/>return [a1, a2, a3, a4]<text:line-break/> <text:s text:c="15"/>)<text:line-break/> <text:s text:c="6"/>return ((mkDtNonterminal 'S') a0)<text:line-break/> <text:s text:c="5"/>)<text:line-break/>T ::= (do a0 &lt;- (do a1 &lt;- W* &gt;&gt;= return ° (mkDtMult '(*):W')<text:line-break/> <text:s text:c="19"/>a2 &lt;- F<text:line-break/> <text:s text:c="19"/>a3 &lt;- W* &gt;&gt;= return ° (mkDtMult '(*):W')<text:line-break/> <text:s text:c="19"/>a4 &lt;- (do a5 &lt;- (str '*') &gt;&gt;= return ° mkDtTerminal<text:line-break/> <text:s text:c="29"/>a6 &lt;- W* &gt;&gt;= return ° (mkDtMult '(*):W')<text:line-break/> <text:s text:c="29"/>a7 &lt;- T<text:line-break/> <text:s text:c="26"/>return [a5, a6, a7]<text:line-break/> <text:s text:c="25"/>) | (return []) &gt;&gt;= return ° (mkDtMult '(?):(...)')<text:line-break/> <text:s text:c="16"/>return [a1, a2, a3, a4]<text:line-break/> <text:s text:c="15"/>)<text:line-break/> <text:s text:c="6"/>return ((mkDtNonterminal 'T') a0)<text:line-break/> <text:s text:c="5"/>)<text:line-break/>F ::= (do a0 &lt;- C &gt;&gt;= return ° (swap cons [])<text:line-break/> <text:s text:c="13"/>| I &gt;&gt;= return ° (swap cons [])<text:line-break/> <text:s text:c="13"/>| N &gt;&gt;= return ° (swap cons [])<text:line-break/> <text:s text:c="13"/>| (do a1 &lt;- (str '(') &gt;&gt;= return ° mkDtTerminal<text:line-break/> <text:s text:c="19"/>a2 &lt;- S<text:line-break/> <text:s text:c="19"/>a3 &lt;- (str ')') &gt;&gt;= return ° mkDtTerminal<text:line-break/> <text:s text:c="16"/>return [a1, a2, a3]<text:line-break/> <text:s text:c="15"/>)<text:line-break/> <text:s text:c="6"/>return ((mkDtNonterminal 'F') a0)<text:line-break/> <text:s text:c="5"/>)<text:line-break/>N ::= (do a0 &lt;- (do a1 &lt;- (str '!') &gt;&gt;= return ° mkDtTerminal<text:line-break/> <text:s text:c="19"/>a2 &lt;- W* &gt;&gt;= return ° (mkDtMult '(*):W')<text:line-break/> <text:s text:c="19"/>a3 &lt;- F<text:line-break/> <text:s text:c="16"/>return [a1, a2, a3]<text:line-break/> <text:s text:c="15"/>)<text:line-break/> <text:s text:c="6"/>return ((mkDtNonterminal 'N') a0)<text:line-break/> <text:s text:c="5"/>)<text:line-break/>I ::= (do a0 &lt;- (([A-Z] &gt;&gt;= return ° (mkDtCClass '([A-Z])')) | ([a-z] &gt;&gt;= return ° (mkDtCClass '([a-z])')))+ &gt;&gt;= return ° (mkDtMult '(+):(..|..)')<text:line-break/> <text:s text:c="6"/>return (\a0.(mkDtNonterminal 'I') ((swap cons []) a0) a0)<text:line-break/> <text:s text:c="5"/>)<text:line-break/>C ::= (do a0 &lt;- (str '0') &gt;&gt;= return ° mkDtTerminal<text:line-break/> <text:s text:c="13"/>| (str '1') &gt;&gt;= return ° mkDtTerminal<text:line-break/> <text:s text:c="6"/>return (\a0.(mkDtNonterminal 'C') ((swap cons []) a0) a0)<text:line-break/> <text:s text:c="5"/>)<text:line-break/>W ::= (do a0 &lt;- (str ' ') &gt;&gt;= return ° mkDtTerminal<text:line-break/> <text:s text:c="13"/>| (str '\t') &gt;&gt;= return ° mkDtTerminal<text:line-break/> <text:s text:c="6"/>return (\a0.(mkDtNonterminal 'W') ((swap cons []) a0) a0)<text:line-break/> <text:s text:c="5"/>)</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 \t])*&#13;&#10;                 a0 &lt;- NonArrow&#13;&#10;                  _ &lt;- ([ \t])*&#13;&#10;                 a1 &lt;- ((str '-&gt;') &gt;&gt;= \_.TypeExpr)?&#13;&#10;              return (maybeMakeArrowType a0 a1)&#13;&#10;             )&#13;&#10;NonArrow ::= BaseType&#13;&#10;           | TypeVar&#13;&#10;           | ListType&#13;&#10;           | ParensTyEx&#13;&#10;           | (do a0 &lt;- (do a1 &lt;- [A-Z]&#13;&#10;                           a2 &lt;- [a-z]+&#13;&#10;                        return ((foldl concat) a1 a2)&#13;&#10;                       )&#13;&#10;                 a3 &lt;- (([ \t])+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
            <text:p>TypeExpr where<text:line-break/>TypeExpr ::= (do <text:s/>_ &lt;- ([ \t])*<text:line-break/> <text:s text:c="16"/>a0 &lt;- NonArrow<text:line-break/> <text:s text:c="17"/>_ &lt;- ([ \t])*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 \t])+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text:p>
          </table:table-cell>
          <table:table-cell table:number-columns-repeated="8"/>
        </table:table-row>
        <table:table-row table:style-name="ro6" table:number-rows-repeated="1048511">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5.05.2017</text:date>, <text:time>20:04:5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05T20:04:55.82</dc:date>
    <meta:editing-duration>P149DT19H46M53S</meta:editing-duration>
    <meta:editing-cycles>514</meta:editing-cycles>
    <meta:generator>OpenOffice/4.1.2$Win32 OpenOffice.org_project/412m3$Build-9782</meta:generator>
    <meta:document-statistic meta:table-count="10" meta:cell-count="771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mkTypeVar			As Object
	maybeMakeArrowType	As Object
	mkTypeCtor			As Object
	mkTupleType			As Object
	
	TASN_toString		As Object
	mkDtTerminal		As Object
	mkDtCClass			As Object
	mkDtNonterminal		As Object
	mkDtMult			As Object
	toDerivationP		As Object
End Type


Sub Main
	test_Fn()
End Sub

Function newFn(name As String, arity As Integer, Optional typ)
	Dim result As New TFn
	result.tyname =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mkTypeVar		  = lookupFn("mkTypeVar")
		result.maybeMakeArrowType = lookupFn("maybeMakeArrowType")
		result.mkTypeCtor		  = lookupFn("mkTypeCtor")
		result.mkTupleType		  = lookupFn("mkTupleType")

		result.TASN_toString 	= lookupFn("TASN_toString")
		result.mkDtTerminal		= lookupFn("mkDtTerminal")
		result.mkDtCClass		= lookupFn("mkDtCClass")
		result.mkDtNonterminal  = lookupFn("mkDtNonterminal")
		result.mkDtMult  		= lookupFn("mkDtMult")
		result.toDerivationP	= lookupFn("toDerivationP")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mkTypeVar",			1, "Char -&gt; Str"), _
			newFn("maybeMakeArrowType",	2, "Typ -&gt; Maybe Typ -&gt; Typ"), _
			newFn("mkTypeCtor",			2, "Str -&gt; [Typ] -&gt; Typ"), _
			newFn("mkTupleType",		2, "Typ -&gt; [Typ] -&gt; Typ"), _
			_
			newFn("TASN_toString",		1, "ASN -&gt; Str"), _
			newFn("mkDtTerminal",		1, "Str -&gt; ASN"), _
			newFn("mkDtCClass",			2, "Str -&gt; Str -&gt; ASN"), _
			newFn("mkDtNonterminal",	2, "Str -&gt; [ASN] -&gt; ASN"), _
			newFn("mkDtMult",			2, "Str -&gt; [ASN] -&gt; ASN"), _
			newFn("toDerivationP", 		1, "Parser Str -&gt; Parser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toDerivationP":		result = toDerivationP(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Dim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If p.str &lt;&gt; "" Then
		result = p.str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ZeroOrOne(p) Then
				' it has shape p +++ return Empty
				' so it's effectively "zero-or-one" p, which can be written as "p?"
				
				If (altL.tp = "choice") Or (altL.tp = "bind") Then
					result = "(" &amp; _TParser_toString( _
								altL, k, indent &amp; " ", False, rules, seen) _
						   &amp; ")"
				Else
					result = _TParser_toString( _
								altL, k, indent, False, rules, seen)
				End If
				result = result &amp; "?"
			Else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Dim q As Object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Optional p As Parser)
	Static oFn As Object : If isNull(oFn) Then : oFn = Fn.pZeroOrOne : End If
	Dim result As Variant
	If isMissing(p) Then
		result = oFn
	Else
		If isPZeroOrOne(p) Then
			result = p
		Else
			result = pChoice(p, pReturn(Empty))
		End If
	End If
	pZeroOrOne = result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Choice(pMany1(p), pReturn(nil))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Chr(9))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Not(isUnderSkip) Then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directly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
			isUnderSkip = True
			Goto _applyP_begin
			'result = _applyP(p.st,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If isUnderSkip And Not(isParseFailure(result)) Then
	'	assertEqual(result(0), Empty).x
	'End If
_applyP_parseSuccess:
	_applyP = result
	Exit Function
_applyP_parseFailure: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pplyP_skip = applyP_skip + 1
		Case "sat"
			assertEqual(isFn(p.st), True).x
			assertEqual(isFn(p.st0), True).x
			assertEqual(arity(p.st0), arity(p.st)).x
			assertEqual(getFnName(p.st0), getFnName(p.st)).x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assert_toStr(pMany1(pWhite),					"(" + toString(pWhite) &amp; ")+").x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Type TASN ' "Abstract Syntax Node"
	tyname As String
	label As Variant
	value As Variant
	children As Object
End Type


Sub Main
	test_AST()
End Sub


Function mkASN(label, value, children As Object)
	Dim result As New TASN
	result.tyname = "TASN"
	result.label = label
	result.value = value
	If Not(typeOf(children) = typeOf(nil)) Then
		croak("mkASN: invalid list of children " &amp; toString(children))
	End If
	result.children = children
	mkAsn = result
End Function

Function isASN(x As Variant) As Boolean
	isASN = (typeOf(x) = "Object/TAS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Label(n As Object)
	asnLabel = n.label
End Function

Function asnValue(n As Object)
	asnValue = n.value
End Function

Function asnChildren(n As Object)
	asnChildren = n.children
End Function

Function asnIsLeaf(n As Object) As Boolean
	asnIsLeaf = isNil(asnChildren(n))
End Function

Function asnChildCount(n As Object) As Integer
	asnChildCount = length(asnChildren(n))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nil not valid as list of children")
	Else
		result = mkASN(ruleName, Empty, children)
	End If
	mkDtNonterminal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toDerivationP(Optional ByVal p As Object)
	Dim result As Variant
	If isMissing(p) Then
		result = Fn.toDerivationP
	Else
		Dim seen As Object
		seen = nil
		result = _toDerivationP(p, seen, False)
		While Not(isNil(seen))
			p = car(seen)
			p.st2 = False
			p.st3 = Empty
			seen = cdr(seen)
		Wend
	End If
	toDerivationP = result
End Function

Function dtMultLabel(m As String, p As Object)
	Dim t As String
	Select Case p.tp
		Case "item"	:	t = "." 
		Case "str":		t = toString(p.st(0))
		Case "choice":	t = "(..|..)"
		Case "seq":		t = "(...)"
		Case "ind":		t = getPIndName(p)
		Case "sat"
			If p.str &lt;&gt; "" Then
				t = "(" &amp; p.str &amp; ")"
			Else
				t = "(" &amp; TFn_toString(p.st0) &amp; ")"
			End If
		Case Else
			croak("dtMultLabel: cannot handle .tp=" &amp; toString(p.tp))
	End Select
	dtMultLabel = "(" &amp; m &amp; "):" &amp; t
End Function

Const typ_Parser_ASN = "Parser ASN"
Const typ_Parser_List_ASN = "Parser [ASN]"

Function _toDerivationP( _
	ByVal p As Object, _
	ByRef seen As Object, _
	ByVal wantList As Boolean _
)
	Dim result As Variant
	Dim f As Object, s As String, fName As String
	Dim q As Object, r As Object
	Dim qs As Object, rs As Object
	If isPMany(p) Then ' p is of shape (many1 q) +++ (return nil)
		q = p.st0.st0
		s = dtMultLabel("*", q)
		f = mkDtMult(s)
		q = _toDerivationP(q, seen, False)
		If q.typ = typ_Parser_List_ASN Then
			f = compose(f, mkDtNonterminal("(...)"))
		End If
		'result = pSeq(Array(pMany(q)), f)
		result = pBind(pMany(q), compose(pReturn, f))
		result.typ = typ_Parser_ASN
	ElseIf isPZeroOrOne(p) Then ' p is of shape q +++ (return Empty)
		q = p.st0
		s = dtMultLabel("?", q)
		f = mkDtMult(s)
		q = _toDerivationP(q, seen, True)
		If q.typ = typ_Parser_ASN Then
			f = compose(f, swap(cons, nil))
		End If
		'result = pSeq(Array(pChoice(q, pReturn(nil))), f)
		result = pBind(pChoice(q, pReturn(nil)), compose(pReturn, f))
		result.typ = typ_Parser_ASN
	Else
		Select Case p.tp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wantList)
				r = _toDerivationP(p.st1, seen, wantList)
				If q.typ &lt;&gt; r.typ Then
					If q.typ = typ_Parser_ASN Then
						q = pBind(q, compose(pReturn, swap(cons, nil)))
					Else
						r = pBind(rq, compose(pReturn, swap(cons, nil)))
					End If
				End If
				result = pChoice(q, r)
				result.typ = q.typ
			Case "many1"
				q = p.st0
				s = dtMultLabel("+", q)
				f = mkDtMult(s)
				q = _toDerivationP(q, seen, False)
				If q.typ = typ_Parser_List_ASN Then
					f = compose(f, mkDtNonterminal("(...)"))
				End If
				'result = pSeq(Array(pMany1(q)), f)
				result = pBind(pMany1(q), compose(pReturn, f))
				result.typ = typ_Parser_ASN
			Case "seq" ' only simple sequences supported here
				'result = Empty
				f = p.st(1)
				fName = getFnName(f)
				If (fName = getFnName(Fn.id)) Then
					qs = toList(p.st(0))
					rs = nil
					While Not(isNil(qs))
						q = car(qs)
						q = _toDerivationP(q, seen, True)
						If q.typ = typ_Parser_List_ASN Then
							q = pBind(q, compose(pReturn, _
								mkDtNonterminal("(...)")))
						End If
						rs = cons(q, rs)
						qs = cdr(qs)
					Wend
					result = pSeqL( _
						toArray(reverse(rs)), _
						id _
					)
					result.typ = typ_Parser_List_ASN
				ElseIf fName = getFnName(Fn.applyToList) Then
					f = car(partialArgs(f))
					fName = getFnName(f)
					If fName = getFnName(Fn.foldl) Then
						f = car(partialArgs(f))
						fName = getFnName(f)
						If fName = getFnName(Fn.concat) Then
							result = pBind(p, compose(pReturn, mkDtTerminal))
							result.typ = typ_Parser_ASN
						End If
					End If		
				'ElseIf isApplyToListId(f) Then
				End If
				If isEmpty(result) Then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True)
					f = mkDtNonterminal(s)
					If q.typ = typ_Parser_ASN Then
						f = compose(f, swap(cons, nil))
					End If
					'result = fixIndirection(q, _
					'	pBind( _
					'		q, _
					'		compose(pReturn, f) _
					'	)
					')
					result = fixIndirection(p.st3, _
						pSeq(Array( _
							q _
						), f)_
					)
					result.typ = typ_Parser_ASN
				End If
			Case Else
				croak("toDerivationP: cannot handle .tp=" &amp; toString(p.tp))
		End Select
	End If
	_toDerivationP = result
End Function

'= tests ======================================================================

Function test_AST()
	test_AST_TASN_toString()
	test_AST_toDerivationP()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
	Dim p As Object, q As Object, r As Variant, x As Object

	p = pItem
	q = toDerivationP(p)
	refute_parses(q, "").x
	x = mkDtCClass("(.)", "a")
	assert_parses(q, "a", x, 2).x
	x = mkDtCClass("(.)", "b")
	assert_parses(q, "bca", x, 2).x
	x = mkDtCClass("(.)", "c")
	assert_parses(q, "cabc", x, 2).x
	x = mkDtCClass("(.)", " ")
	assert_parses(q, " xyzabc", x, 2).x
	
	p = pStr("z")
	q = toDerivationP(p)
	refute_parses(q, Array("", "cba", "x", "y")).x
	x = mkDtTerminal("z")
	assert_parses(q, "z", x, 2).x
	' really reads only as many chars as pStr does:
	assert_parses(q, "zz", x, 2).x
	assert_parses(q, "zy", x, 2).x

	p = pStr("abc")
	q = toDerivationP(p)
	refute_parses(q, Array("", "y", "cba")).x
	x = mkDtTerminal("abc")
	assert_parses(q, "abc", x, 4).x
	' really reads only as many chars as pStr does:
	assert_parses(q, "abcabc", x, 4).x
	assert_parses(q, "abcxyz", x, 4).x

	p = pChoice(pStr("0"), pStr("1"))
	q = toDerivationP(p)
	refute_parses(q, Array("", "y", "cba")).x
	x = mkDtTerminal("0")
	assert_parses(q, "0", x, 2).x
	x = mkDtTerminal("1")
	assert_parses(q, "1", x, 2).x

	p = pSeqL(Array(pItem), id)
	q = toDerivationP(p)
	refute_parses(q, "").x
	x = List(mkDtCClass("(.)", "x"))
	assert_parses(q, "x", x, 2).x
	assert_parses(q, "x1", x, 2).x
	x = List(mkDtCClass("(.)", "y"))
	assert_parses(q, "y1abc", x, 2).x

	p = pSeqL(Array(pItem, pStr("1")), id)
	q = toDerivationP(p)
	refute_parses(q, "", "x0", " a").x
	x = List(mkDtCClass("(.)", "x"), mkDtTerminal("1"))
	assert_parses(q, "x1", x, 3).x
	x = List(mkDtCClass("(.)", "y"), mkDtTerminal("1"))
	assert_parses(q, "y1abc", x, 3).x

	p = pSeqL(Array(pStr("0"), pItem, pStr("1")), id)
	q = toDerivationP(p)
	refute_parses(q, "", "0", "0a", "xa1").x
	x = List(mkDtTerminal("0"), mkDtCClass("(.)", "a"), mkDtTerminal("1"))
	assert_parses(q, "0a1", x, 4).x
	x = List(mkDtTerminal("0"), mkDtCClass("(.)", "b"), mkDtTerminal("1"))
	assert_parses(q, "0b1xyz", x, 4).x
	
	p = pInd("Foo")
	p = fixIndirection(p, pItem)
	q = toDerivationP(p)
	refute_parses(q, "").x
	x = mkDtNonterminal(getPIndName(p), List(mkDtCClass("(.)", "a")))
	assert_parses(q, "a", x, 2).x
	x = mkDtNonterminal(getPIndName(p), List(mkDtCClass("(.)", "b")))
	assert_parses(q, "b", x, 2).x
	assert_parses(q, "bb", x, 2).x
	assert_parses(q, "bc", x, 2).x
		
	p = pInd("Bar")
	p = fixIndirection(p, pSeqL(Array(pItem, pStr("1")), id)
	q = toDerivationP(p)
	'msgbox(toString(p) &amp; chr(13) &amp; chr(13) &amp; toString(q))
	refute_parses(q, "", "a", "aa", "a0", "b", "b1").x
	x = mkDtNonterminal(getPIndName(p), List( _
			mkDtCClass("(.)", "a"), mkDtTerminal("1") _
		))
	'msgbox(toString(x))
	assert_parses(q, "a1", x, 3).x
	assert_parses(q, "a1b", x, 3).x

	' -------------------------
	' pMany under toDerivationP

	Dim termEps As Object, termZ As Object, termZY As Object
	termEps = mkDtTerminal("")
	termZ   = mkDtTerminal("z")
	termZY	= mkDtTerminal("zy")
	
	p = pStr("z")
	q = toDerivationP(pMany(p))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 pSat under toDerivationP

	p = pSat(equ("z"))
	p.str = "[z]"
	q = toDerivationP(p)
	x = mkDtCClass("([z])", "z")
	refute_parses(q, Array("", "x", "xy", "xyz")).x
	assert_parses(q, "z", x, 2).x
	assert_parses(q, "zy", x, 2).x
	assert_parses(q, "zyz", x, 2).x
	assert_parses(q, "zzy", x, 2).x

	' -------------------------
	' pMany1(pSat) under toDerivationP

	p = pSat(compose(inRange(Asc("y"), Asc("z")), Fn.Asc))
	p.str = "[y-z]"
	q = toDerivationP(pMany1(p))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s As String)
	Static p As Object
	Dim result As Variant, parseResult As Variant
	If isNull(p) Then
		p = toDerivationP(pGrmGrammar)
	End If
	parseResult = applyP(p, s)
	If isParseFailure(parseResult) Then
		result = "!ParseFailure!"
	Else
		result = toString(parseResult(0))
	End If
			
	derivationTree_prsGrammar = result
End Function

Function pGrmGrammar()
	Static result As Object
	If isNull(result) Then
		result = fixIndirection(pInd("Grammar"), _
			pGrmRule _
		)
	End If
	pGrmGrammar = result	
End Function

Function pGrmMult()
	Static result As Object
	If isNull(result) Then
		result = foldl1(pChoice, List( _
			pBind(pStr("*"), fstArg(pReturn(pMany))), _
			pBind(pStr("+"), fstArg(pReturn(pMany1))), _
			pBind(pStr("?"), fstArg(pReturn(pZeroOrOne))) _
		))
	End If
	pGrmMult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Rule()
	Static result As Object
	If isNull(result) Then
		result = pSeqL(Array( _
					pMany(pWhite), _
					pGrmIdent, _
					pMany(pWhite), _
					pStr("::="), _
					pMany(pWhite) _
				 ), id)
		
		result = fixIndirection(pInd("Rule"), result)
	End If
	pGrmRule = result
End Function

'= tests ======================================================================

Function test_PrsGrammar()
	test_PrsGrammar_pGrmMult()
	test_PrsGrammar_pGrmIdent()
End Function

Function test_PrsGrammar_pGrmMult()
	Dim p As Object, x As Object
	p = pGrmMult
	
	refute_parses(p, Array("", "abc", ".", ":", "=", "_", "(", ")", " ", "A", "Z")).x
	assert_parses(p, "*", pMany, 2).x
	assert_parses(p, "+", pMany1, 2).x
	assert_parses(p, "?", pZeroOrOne, 2).x
End Function

Function test_PrsGrammar_pGrmIdent()
	Dim p As Object, x As Object
	p = pGrmIdent
	refute_parses(p, Array( _
		"", "*", "+", "?", "=", ".", "|", "-", _
		"(", ")", "[", "]", "{", "}", _
		" ", chr(9), chr(10), chr(13),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